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style:min-row-height="1.106cm"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0.493cm"/>
    </style:style>
    <style:style style:name="Tabelle2.B" style:family="table-column">
      <style:table-column-properties style:column-width="6.488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d0cece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.2" style:family="table-row">
      <style:table-row-properties style:min-row-height="0.7cm" fo:keep-together="auto"/>
    </style:style>
    <style:style style:name="Tabelle2.A2" style:family="table-cell">
      <style:table-cell-properties style:vertical-align="middle" fo:padding-left="0.191cm" fo:padding-right="0.191cm" fo:padding-top="0.15cm" fo:padding-bottom="0.15cm" fo:border="0.5pt solid #000000" style:writing-mode="lr-tb"/>
    </style:style>
    <style:style style:name="Tabelle2.4" style:family="table-row">
      <style:table-row-properties style:min-row-height="1.286cm" fo:keep-together="auto"/>
    </style:style>
    <style:style style:name="Tabelle2.B4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style:min-row-height="2.023cm" fo:keep-together="auto"/>
    </style:style>
    <style:style style:name="Tabelle3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16.983cm"/>
    </style:style>
    <style:style style:name="Tabelle5.1" style:family="table-row">
      <style:table-row-properties style:min-row-height="1.81cm"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8.491cm"/>
    </style:style>
    <style:style style:name="Tabelle6.B" style:family="table-column">
      <style:table-column-properties style:column-width="8.49cm"/>
    </style:style>
    <style:style style:name="Tabelle6.1" style:family="table-row">
      <style:table-row-properties fo:keep-together="auto"/>
    </style:style>
    <style:style style:name="Tabelle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7" style:family="table">
      <style:table-properties style:width="16.983cm" fo:margin-left="0.009cm" fo:margin-top="0cm" fo:margin-bottom="0cm" table:align="left" style:writing-mode="lr-tb"/>
    </style:style>
    <style:style style:name="Tabelle7.A" style:family="table-column">
      <style:table-column-properties style:column-width="16.983cm"/>
    </style:style>
    <style:style style:name="Tabelle7.1" style:family="table-row">
      <style:table-row-properties style:min-row-height="3.835cm" fo:keep-together="auto"/>
    </style:style>
    <style:style style:name="Tabelle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8" style:family="table">
      <style:table-properties style:width="16.992cm" fo:margin-left="0cm" fo:margin-top="0cm" fo:margin-bottom="0cm" table:align="left" style:writing-mode="lr-tb"/>
    </style:style>
    <style:style style:name="Tabelle8.A" style:family="table-column">
      <style:table-column-properties style:column-width="16.992cm"/>
    </style:style>
    <style:style style:name="Tabelle8.1" style:family="table-row">
      <style:table-row-properties style:min-row-height="1.9cm" fo:keep-together="auto"/>
    </style:style>
    <style:style style:name="Tabelle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TML_20_Preformatted">
      <style:paragraph-properties fo:margin-top="0cm" fo:margin-bottom="0.212cm" style:contextual-spacing="false" fo:text-align="justify" style:justify-single-word="false" fo:orphans="2" fo:widows="2"/>
      <style:text-properties style:letter-kerning="false" style:language-complex="ar" style:country-complex="SA"/>
    </style:style>
    <style:style style:name="P2" style:family="paragraph" style:parent-style-name="HTML_20_Preformatted">
      <style:paragraph-properties fo:margin-top="0cm" fo:margin-bottom="0cm" style:contextual-spacing="false" fo:line-height="150%" fo:text-align="center" style:justify-single-word="false" fo:orphans="2" fo:widows="2"/>
      <style:text-properties style:letter-kerning="false" style:language-complex="ar" style:country-complex="SA"/>
    </style:style>
    <style:style style:name="P3" style:family="paragraph" style:parent-style-name="HTML_20_Preformatted">
      <style:paragraph-properties fo:margin-top="0cm" fo:margin-bottom="0cm" style:contextual-spacing="false" fo:line-height="150%" fo:text-align="start" style:justify-single-word="false" fo:orphans="2" fo:widows="2"/>
      <style:text-properties style:letter-kerning="false" style:language-complex="ar" style:country-complex="SA"/>
    </style:style>
    <style:style style:name="P4" style:family="paragraph" style:parent-style-name="List_20_Paragraph" style:list-style-name="WWNum36">
      <style:paragraph-properties fo:margin-left="0.589cm" fo:margin-right="0cm" fo:margin-top="0.212cm" fo:margin-bottom="0.212cm" style:contextual-spacing="false" fo:line-height="100%" fo:text-align="justify" style:justify-single-word="false" fo:text-indent="-0.63cm" style:auto-text-indent="false"/>
    </style:style>
    <style:style style:name="P5" style:family="paragraph" style:parent-style-name="List_20_Paragraph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/>
      <style:text-properties style:font-name="Calibri" fo:font-size="11pt" fo:language="de" fo:country="DE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.212cm" fo:margin-bottom="0.212cm" style:contextual-spacing="false" fo:line-height="100%"/>
    </style:style>
    <style:style style:name="P8" style:family="paragraph" style:parent-style-name="Standard">
      <style:paragraph-properties fo:margin-top="0.423cm" fo:margin-bottom="0.212cm" style:contextual-spacing="false" fo:line-height="100%"/>
    </style:style>
    <style:style style:name="P9" style:family="paragraph" style:parent-style-name="Standard">
      <style:paragraph-properties fo:margin-top="0.635cm" fo:margin-bottom="0.212cm" style:contextual-spacing="false" fo:line-height="100%"/>
    </style:style>
    <style:style style:name="P10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11" style:family="paragraph" style:parent-style-name="Standard">
      <style:paragraph-properties fo:margin-left="0.501cm" fo:margin-right="0cm" fo:margin-top="0.212cm" fo:margin-bottom="0.212cm" style:contextual-spacing="false" fo:line-height="100%" fo:text-align="justify" style:justify-single-word="false" fo:text-indent="-0.501cm" style:auto-text-indent="false"/>
    </style:style>
    <style:style style:name="P12" style:family="paragraph" style:parent-style-name="Standard">
      <style:paragraph-properties fo:margin-left="0.4cm" fo:margin-right="0cm" fo:margin-top="0.212cm" fo:margin-bottom="0.212cm" style:contextual-spacing="false" fo:line-height="100%" fo:text-align="justify" style:justify-single-word="false" fo:text-indent="-0.4cm" style:auto-text-indent="false"/>
    </style:style>
    <style:style style:name="P13" style:family="paragraph" style:parent-style-name="Standard">
      <style:paragraph-properties fo:margin-top="0.635cm" fo:margin-bottom="0.212cm" style:contextual-spacing="false" fo:line-height="100%" fo:text-align="justify" style:justify-single-word="false"/>
    </style:style>
    <style:style style:name="P14" style:family="paragraph" style:parent-style-name="Standard">
      <style:paragraph-properties fo:margin-left="0.6cm" fo:margin-right="0cm" fo:margin-top="0.212cm" fo:margin-bottom="0.212cm" style:contextual-spacing="false" fo:line-height="100%" fo:text-align="justify" style:justify-single-word="false" fo:text-indent="0cm" style:auto-text-indent="false"/>
    </style:style>
    <style:style style:name="P15" style:family="paragraph" style:parent-style-name="Standard">
      <style:paragraph-properties fo:margin-top="0.141cm" fo:margin-bottom="0.141cm" style:contextual-spacing="false" fo:line-height="100%" fo:text-align="justify" style:justify-single-word="false" fo:orphans="2" fo:widows="2"/>
      <style:text-properties style:letter-kerning="false" style:language-complex="ar" style:country-complex="SA"/>
    </style:style>
    <style:style style:name="P16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letter-kerning="false" style:language-complex="ar" style:country-complex="SA"/>
    </style:style>
    <style:style style:name="P17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2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officeooo:paragraph-rsid="0017c02c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officeooo:rsid="0017c02c" officeooo:paragraph-rsid="0017c02c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4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de" fo:country="DE" officeooo:rsid="0017c02c" officeooo:paragraph-rsid="0017c02c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font-name="Calibri" fo:font-size="11pt" fo:language="de" fo:country="DE" officeooo:rsid="0017c02c" officeooo:paragraph-rsid="0017c02c" style:letter-kerning="false" style:font-name-asian="Times New Roman1" style:font-size-asian="11pt" style:language-asian="de" style:country-asian="DE" style:font-name-complex="Calibri1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.141cm" fo:margin-bottom="0.141cm" style:contextual-spacing="false" fo:line-height="100%" fo:text-align="justify" style:justify-single-word="false" fo:orphans="2" fo:widows="2"/>
      <style:text-properties style:font-name="Courier New" fo:font-size="10pt" fo:language="de" fo:country="DE" style:letter-kerning="false" style:font-name-asian="Times New Roman1" style:font-size-asian="10pt" style:language-asian="de" style:country-asian="DE" style:font-name-complex="Courier New1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style:font-name="Courier New" fo:font-size="11pt" fo:language="de" fo:country="DE" style:letter-kerning="false" style:font-name-asian="Times New Roman1" style:font-size-asian="11pt" style:language-asian="de" style:country-asian="DE" style:font-name-complex="Courier New1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fo:font-size="11pt" style:letter-kerning="false" style:font-size-asian="11pt" style:font-size-complex="11pt" style:language-complex="ar" style:country-complex="SA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fo:font-size="12pt" fo:language="de" fo:country="DE" fo:font-weight="bold" style:font-name-asian="Times New Roman1" style:font-size-asian="12pt" style:language-asian="de" style:country-asian="DE" style:font-weight-asian="bold" style:font-name-complex="Calibri1" style:font-size-complex="12pt"/>
    </style:style>
    <style:style style:name="T3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4" style:family="text">
      <style:text-properties style:font-name="Calibri" fo:font-size="11pt" style:font-size-asian="11pt" style:font-name-complex="Calibri1" style:font-size-complex="11pt"/>
    </style:style>
    <style:style style:name="T5" style:family="text">
      <style:text-properties style:font-name="Calibri" fo:font-size="11pt" style:font-size-asian="11pt" style:font-name-complex="Calibri1" style:font-size-complex="11pt" style:font-weight-complex="bold"/>
    </style:style>
    <style:style style:name="T6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7" style:family="text">
      <style:text-properties style:font-name="Calibri" fo:font-size="11pt" fo:language="en" fo:country="US" style:font-name-asian="Calibri1" style:font-size-asian="11pt" style:language-asian="en" style:country-asian="US" style:font-name-complex="Calibri1" style:font-size-complex="11pt" style:font-weight-complex="bold"/>
    </style:style>
    <style:style style:name="T8" style:family="text">
      <style:text-properties style:font-name-complex="Calibri1" style:font-weight-complex="bold"/>
    </style:style>
    <style:style style:name="T9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10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11" style:family="text">
      <style:text-properties fo:language="de" fo:country="DE" style:font-name-asian="Calibri1" style:font-name-complex="Calibri1"/>
    </style:style>
    <style:style style:name="T12" style:family="text">
      <style:text-properties fo:font-size="11pt" style:font-size-asian="11pt" style:font-name-complex="Calibri1" style:font-size-complex="11pt" style:font-weight-complex="bold"/>
    </style:style>
    <style:style style:name="T13" style:family="text">
      <style:text-properties fo:font-size="11pt" fo:language="en" fo:country="US" style:font-name-asian="Calibri1" style:font-size-asian="11pt" style:language-asian="en" style:country-asian="US" style:font-size-complex="11pt" style:font-weight-complex="bold"/>
    </style:style>
    <style:style style:name="T14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 style:font-weight-complex="bold"/>
    </style:style>
    <style:style style:name="T15" style:family="text">
      <style:text-properties style:font-name="Courier New" fo:language="de" fo:country="DE" style:font-name-asian="Times New Roman1" style:language-asian="de" style:country-asian="DE" style:font-name-complex="Courier New1" style:font-weight-complex="bold"/>
    </style:style>
    <style:style style:name="T16" style:family="text">
      <style:text-properties fo:font-size="5pt" fo:language="de" fo:country="DE" style:font-name-asian="Times New Roman1" style:font-size-asian="5pt" style:language-asian="de" style:country-asian="DE" style:font-name-complex="Calibri1" style:font-size-complex="5pt" style:font-weight-complex="bold"/>
    </style:style>
    <style:style style:name="T17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8" style:family="text">
      <style:text-properties officeooo:rsid="0017c02c"/>
    </style:style>
    <style:style style:name="T19" style:family="text">
      <style:text-properties style:font-name="Courier New" fo:language="de" fo:country="DE" style:font-name-asian="Times New Roman1" style:language-asian="de" style:country-asian="DE" style:font-name-complex="Calibri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Deklaration eigener Typen</text:span><text:span text:style-name="T1"/></text:p>
      <text:p text:style-name="P7" loext:marker-style-name="T2"><text:span text:style-name="T2">Type-Deklaration</text:span><text:span text:style-name="T2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" loext:marker-style-name="T4"><text:span text:style-name="T4">Über eine </text:span><text:span text:style-name="T6">Type-Deklaration</text:span><text:span text:style-name="T4"> lässt sich für einen schon vorhandenen Typ ein </text:span><text:span text:style-name="T6">neuer Name</text:span><text:span text:style-name="T4"> vergeben, z.B.:</text:span></text:p>
            <text:p text:style-name="P2" loext:marker-style-name="T5"><text:span text:style-name="T8">type String = [Char]</text:span><text:span text:style-name="T5"/></text:p>
          </table:table-cell>
        </table:table-row>
      </table:table>
      <text:p text:style-name="P8" loext:marker-style-name="T9"><text:span text:style-name="T9">Aufgabe 1: </text:span><text:span text:style-name="T10">Definieren Sie neue Typen für die folgenden Anwendungsfälle:</text:span>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0" loext:marker-style-name="T9"><text:span text:style-name="T9">Anwendungsfall</text:span><text:span text:style-name="T9"/></text:p>
          </table:table-cell>
          <table:table-cell table:style-name="Tabelle2.A1" office:value-type="string">
            <text:p text:style-name="P20" loext:marker-style-name="T9"><text:span text:style-name="T9">Type-Deklaration</text:span><text:span text:style-name="T9"/></text:p>
          </table:table-cell>
        </table:table-row>
        <table:table-row table:style-name="Tabelle2.2">
          <table:table-cell table:style-name="Tabelle2.A2" office:value-type="string">
            <text:p text:style-name="P21" loext:marker-style-name="T10"><text:span text:style-name="T10">Punkte mit ganzzahligen Koordinaten x und y, z.B. (4, 9) </text:span><text:span text:style-name="T10"/></text:p>
          </table:table-cell>
          <table:table-cell table:style-name="Tabelle2.A2" office:value-type="string">
            <text:p text:style-name="P23" loext:marker-style-name="T10">fype Coordinates = (Integer, Integer)</text:p>
          </table:table-cell>
        </table:table-row>
        <table:table-row table:style-name="Tabelle2.2">
          <table:table-cell table:style-name="Tabelle2.A2" office:value-type="string">
            <text:p text:style-name="P21" loext:marker-style-name="T10"><text:span text:style-name="T10">Felder eines Schachfeldes, z.B. ('A', 1) oder ('E', 7)</text:span><text:span text:style-name="T10"/></text:p>
          </table:table-cell>
          <table:table-cell table:style-name="Tabelle2.A2" office:value-type="string">
            <text:p text:style-name="P23" loext:marker-style-name="T10">type Field = (Char, Integer)</text:p>
          </table:table-cell>
        </table:table-row>
        <table:table-row table:style-name="Tabelle2.4">
          <table:table-cell table:style-name="Tabelle2.A2" office:value-type="string">
            <text:p text:style-name="P21" loext:marker-style-name="T10"><text:span text:style-name="T10">Eine Kursliste mit den Namen der Teilnehmenden</text:span><text:span text:style-name="T10"/></text:p>
          </table:table-cell>
          <table:table-cell table:style-name="Tabelle2.B4" office:value-type="string">
            <text:p text:style-name="P24" loext:marker-style-name="T10">type Name = String</text:p>
            <text:p text:style-name="P22" loext:marker-style-name="T10"><text:span text:style-name="T18">type Kursliste = [name]</text:span></text:p>
          </table:table-cell>
        </table:table-row>
      </table:table>
      <text:p text:style-name="P9" loext:marker-style-name="T2"><text:span text:style-name="T2">Data-Deklaration</text:span><text:span text:style-name="T2"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1" loext:marker-style-name="T4"><text:span text:style-name="T4">Über eine Data-Deklaration lassen sich komplett neue Typen spezifizieren, wobei alle möglichen Werte durch | getrennt angegeben werden. Beispiele:</text:span><text:span text:style-name="T4"/></text:p>
            <text:p text:style-name="P3" loext:marker-style-name="T12"><text:span text:style-name="T8"><text:tab/><text:tab/></text:span><text:span text:style-name="T12">data Bool = False | True</text:span></text:p>
            <text:p text:style-name="P3" loext:marker-style-name="T12"><text:span text:style-name="T12"><text:tab/><text:tab/>data Move = North | South | East | West</text:span><text:span text:style-name="T12"/></text:p>
            <text:p text:style-name="P3" loext:marker-style-name="T13"><text:span text:style-name="T7"><text:tab/><text:tab/></text:span><text:span text:style-name="T13">data Maybe a = Nothing | Just a</text:span></text:p>
          </table:table-cell>
        </table:table-row>
      </table:table>
      <text:p text:style-name="P8" loext:marker-style-name="T9"><text:span text:style-name="T9">Aufgabe 2: Der Typ Move</text:span><text:span text:style-name="T9"/></text:p>
      <text:p text:style-name="P10" loext:marker-style-name="T10"><text:span text:style-name="T10">Gegeben ist eine Data-Deklaration für Bewegungen in die vier Himmelrichtungen sowie die Funktion zur Verschiebung einer Position in eine dieser Richtungen.</text:span><text:span text:style-name="T10"/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5" loext:marker-style-name="T14"><text:span text:style-name="T14">data Move = North | South | East | West</text:span><text:span text:style-name="T14"/></text:p>
            <text:p text:style-name="P15" loext:marker-style-name="T14"><text:span text:style-name="T14">type Pos = (Int, Int)</text:span><text:span text:style-name="T14"/></text:p>
            <text:p text:style-name="P26" loext:marker-style-name="T14"/>
            <text:p text:style-name="P15" loext:marker-style-name="T14"><text:span text:style-name="T14">move :: Move -&gt; Pos -&gt; Pos</text:span><text:span text:style-name="T14"/></text:p>
            <text:p text:style-name="P15" loext:marker-style-name="T14"><text:span text:style-name="T14">move North (x, y) = (x, y+1)</text:span><text:span text:style-name="T14"/></text:p>
            <text:p text:style-name="P15" loext:marker-style-name="T14"><text:span text:style-name="T14">move South (x, y) = (x, y-1)</text:span><text:span text:style-name="T14"/></text:p>
            <text:p text:style-name="P15" loext:marker-style-name="T14"><text:span text:style-name="T14">move East (x, y) = (x+1, y)</text:span><text:span text:style-name="T14"/></text:p>
            <text:p text:style-name="P15" loext:marker-style-name="T14"><text:span text:style-name="T14">move West (x, y) = (x-1, y)</text:span><text:span text:style-name="T14"/></text:p>
          </table:table-cell>
        </table:table-row>
      </table:table>
      <text:p text:style-name="P10" loext:marker-style-name="T10"><text:span text:style-name="T10">a) Erklären Sie, warum Move eine Data-Deklaration und Pos eine Type-Deklaration ist.</text:span><text:span text:style-name="T10"/>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5" loext:marker-style-name="T10">Move ist eine Data-Deklaration, weil es Vier neue Typen definiert. Pos ist eine Type-Deklaration, weil es aus bereits existierenden Int typen aufgebaut wird.</text:p>
          </table:table-cell>
        </table:table-row>
      </table:table>
      <text:p text:style-name="P10" loext:marker-style-name="T10"><text:span text:style-name="T10">b) Erweitern Sie die Data-Deklaration Move um die vier Nebenhimmelrichtungen.</text:span><text:span text:style-name="T10"/></text:p>
      <text:p text:style-name="P10" loext:marker-style-name="T10"><text:span text:style-name="T10">c) Ergänzen Sie die Funktionsdefinition von move für die vier neuen Fälle.</text:span><text:span text:style-name="T10"/></text:p>
      <text:p text:style-name="P8" loext:marker-style-name="T9"><text:soft-page-break/><text:span text:style-name="T9">Aufgabe 3: Wochentage</text:span><text:span text:style-name="T9"/></text:p>
      <text:p text:style-name="P10" loext:marker-style-name="T10"><text:span text:style-name="T10">a) Geben Sie eine Data-Deklaration für alle sieben Wochentage an.</text:span><text:span text:style-name="T10"/></text:p>
      <text:p text:style-name="P11" loext:marker-style-name="T10"><text:span text:style-name="T10">b) Definieren Sie eine Funktion nextWeekday, die als Argument einen Wochentag erhält und dann den nächstfolgenden Wochentag zurückgibt.</text:span><text:span text:style-name="T10"/></text:p>
      <text:p text:style-name="P12" loext:marker-style-name="T10"><text:span text:style-name="T10">c) Definieren Sie eine Funktion isWeekend, die überprüft, ob der Eingabe-Tag ein Wochenendtag ist. (Hinweis: Nutzen sie Wildcards, um Fälle zusammenzufassen)</text:span><text:span text:style-name="T10"/>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16" loext:marker-style-name="T14"><text:span text:style-name="T14">&gt; isWeekend Montag</text:span><text:span text:style-name="T14"/></text:p>
            <text:p text:style-name="P16" loext:marker-style-name="T14"><text:span text:style-name="T14">False</text:span><text:span text:style-name="T14"/></text:p>
          </table:table-cell>
          <table:table-cell table:style-name="Tabelle6.A1" office:value-type="string">
            <text:p text:style-name="P16" loext:marker-style-name="T14"><text:span text:style-name="T14">&gt; isWeekend Samstag</text:span><text:span text:style-name="T14"/></text:p>
            <text:p text:style-name="P16" loext:marker-style-name="T14"><text:span text:style-name="T14">True</text:span><text:span text:style-name="T14"/></text:p>
          </table:table-cell>
        </table:table-row>
      </table:table>
      <text:p text:style-name="P13" loext:marker-style-name="T9"><text:span text:style-name="T9">Aufgabe 4: Maybe</text:span><text:span text:style-name="T9"/></text:p>
      <text:p text:style-name="P10" loext:marker-style-name="T10"><text:span text:style-name="T10">Gegeben ist die Data-Deklaration Maybe und eine Funktion safediv.</text:span><text:span text:style-name="T10"/></text:p>
      <table:table table:name="Tabelle7" table:style-name="Tabelle7">
        <table:table-column table:style-name="Tabelle7.A"/>
        <table:table-row table:style-name="Tabelle7.1">
          <table:table-cell table:style-name="Tabelle7.A1" office:value-type="string">
            <text:p text:style-name="P28" loext:marker-style-name="T15"><text:span text:style-name="T15">data Maybe a = Nothing | Just a</text:span><text:span text:style-name="T15"/></text:p>
            <text:p text:style-name="P27" loext:marker-style-name="T15"/>
            <text:p text:style-name="P28" loext:marker-style-name="T15"><text:span text:style-name="T15">--Die Funktion safediv …</text:span><text:span text:style-name="T15"/></text:p>
            <text:p text:style-name="P28" loext:marker-style-name="T15"><text:span text:style-name="T15">safediv :: Int -&gt; Int -&gt; Maybe Int</text:span><text:span text:style-name="T15"/></text:p>
            <text:p text:style-name="P28" loext:marker-style-name="T15"><text:span text:style-name="T15">--</text:span><text:span text:style-name="T15"/></text:p>
            <text:p text:style-name="P28" loext:marker-style-name="T15"><text:span text:style-name="T15">safediv _ 0 = Nothing</text:span><text:span text:style-name="T15"/></text:p>
            <text:p text:style-name="P28" loext:marker-style-name="T15"><text:span text:style-name="T15">--</text:span><text:span text:style-name="T15"/></text:p>
            <text:p text:style-name="P28" loext:marker-style-name="T10"><text:span text:style-name="T15">safediv m n = Just (m `div`n)</text:span><text:span text:style-name="T19"/></text:p>
          </table:table-cell>
        </table:table-row>
      </table:table>
      <text:list text:style-name="WWNum36">
        <text:list-item>
          <text:p text:style-name="P4" loext:marker-style-name="T10"><text:span text:style-name="T10">Versuchen Sie die Verwendung des Typs in der Funktionsdefinition nachzuvollziehen. Kommentieren Sie dann die Funktion entsprechend.</text:span><text:span text:style-name="T10"/></text:p>
        </text:list-item>
        <text:list-item>
          <text:p text:style-name="P4" loext:marker-style-name="T10"><text:span text:style-name="T10">Recherchieren Sie (z.B. </text:span><text:a xlink:type="simple" xlink:href="https://wiki.haskell.org/Handling_errors_in_Haskell%23Error_.28pure_code.29" text:style-name="Internet_20_link" text:visited-style-name="Visited_20_Internet_20_Link"><text:span text:style-name="Internet_20_link"><text:span text:style-name="T10">https://wiki.haskell.org/Handling_errors_in_Haskell#Error_.28pure_code.29</text:span></text:span></text:a><text:span text:style-name="T10">), welche Möglichkeit es in Haskell noch gibt, mit solchen unerwarteten Eingaben umzugehen.</text:span></text:p>
        </text:list-item>
      </text:list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5" loext:marker-style-name="T10"/>
          </table:table-cell>
        </table:table-row>
      </table:table>
      <text:list text:continue-numbering="true" text:style-name="WWNum36">
        <text:list-item>
          <text:p text:style-name="P4" loext:marker-style-name="T10"><text:span text:style-name="T10">Definieren Sie zwei Varianten safehead1 (mit Maybe) und safehead2 (mit error), die den Fall berücksichtigen, dass man versucht aus einer leeren Liste das head-Element zu ermitteln.</text:span><text:span text:style-name="T10"/></text:p>
        </text:list-item>
      </text:list>
      <text:p text:style-name="P14" loext:marker-style-name="T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weight="normal" style:font-weight-asian="normal" style:font-weight-complex="bold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9" style:family="table">
      <style:table-properties style:width="17cm" style:rel-width="100%" fo:margin-left="0.009cm" fo:margin-top="0cm" fo:margin-bottom="0cm" table:align="left" style:writing-mode="lr-tb"/>
    </style:style>
    <style:style style:name="Tabelle9.A" style:family="table-column">
      <style:table-column-properties style:column-width="4.246cm" style:rel-column-width="16370*"/>
    </style:style>
    <style:style style:name="Tabelle9.B" style:family="table-column">
      <style:table-column-properties style:column-width="8.35cm" style:rel-column-width="32191*"/>
    </style:style>
    <style:style style:name="Tabelle9.C" style:family="table-column">
      <style:table-column-properties style:column-width="4.403cm" style:rel-column-width="16974*"/>
    </style:style>
    <style:style style:name="Tabelle9.1" style:family="table-row">
      <style:table-row-properties style:min-row-height="0.882cm" fo:keep-together="auto"/>
    </style:style>
    <style:style style:name="Tabelle9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9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9" table:style-name="Tabelle9">
          <table:table-column table:style-name="Tabelle9.A"/>
          <table:table-column table:style-name="Tabelle9.B"/>
          <table:table-column table:style-name="Tabelle9.C"/>
          <table:table-row table:style-name="Tabelle9.1">
            <table:table-cell table:style-name="Tabelle9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9.B1" office:value-type="string">
              <text:p text:style-name="MP2" loext:marker-style-name="MT2"><text:span text:style-name="MT3">Funktionale Programmierung</text:span><text:span text:style-name="MT3"/></text:p>
            </table:table-cell>
            <table:table-cell table:style-name="Tabelle9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6</meta:editing-cycles>
    <meta:print-date>2022-04-26T17:24:00</meta:print-date>
    <meta:creation-date>2023-10-04T17:20:00</meta:creation-date>
    <dc:date>2023-10-09T12:50:26.446982399</dc:date>
    <meta:editing-duration>PT9M49S</meta:editing-duration>
    <meta:generator>LibreOffice/7.5.5.2$Linux_X86_64 LibreOffice_project/50$Build-2</meta:generator>
    <meta:document-statistic meta:table-count="9" meta:image-count="0" meta:object-count="0" meta:page-count="2" meta:paragraph-count="56" meta:word-count="432" meta:character-count="2783" meta:non-whitespace-character-count="2404"/>
    <meta:user-defined meta:name="AppVersion">16.0000</meta:user-defined>
    <meta:template xlink:type="simple" xlink:actuate="onRequest" xlink:title="Normal.dotm" xlink:href=""/>
  </office:meta>
</office:document-meta>
</file>